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-dash="Ultrafine_20_Dashed"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stroke="solid" svg:stroke-width="0.025cm" svg:stroke-color="#000000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solid" svg:stroke-width="0.127cm" svg:stroke-color="#000000" draw:marker-start="Arrow" draw:marker-start-width="0.304cm" draw:marker-end="Arrow" draw:marker-end-width="0.304cm" draw:textarea-vertical-align="middle" fo:padding-top="0.188cm" fo:padding-bottom="0.188cm" fo:padding-left="0.313cm" fo:padding-right="0.313cm"/>
    </style:style>
    <style:style style:name="gr5" style:family="graphic" style:parent-style-name="objectwithoutfill">
      <style:graphic-properties draw:stroke="dash" draw:stroke-dash="Fine_20_Dashed" svg:stroke-width="0cm"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stroke-dash="Ultrafine_20_Dashed" svg:stroke-color="#cccccc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Ultrafine_20_Dashed" svg:stroke-width="0.076cm" svg:stroke-color="#000000" draw:marker-start="Arrow" draw:marker-start-width="0.228cm" draw:marker-end="Arrow" draw:marker-end-width="0.228cm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905cm" svg:x="3.032cm" svg:y="2.397cm">
          <text:p text:style-name="P1">Alice</text:p>
          <text:p text:style-name="P1">(focu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1cm" svg:height="1.905cm" svg:x="7.332cm" svg:y="2.398cm">
          <text:p text:style-name="P1">Bob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1cm" svg:height="1.905cm" svg:x="11.632cm" svg:y="2.399cm">
          <text:p text:style-name="P1">Carol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07cm" svg:height="2.667cm" svg:x="6.79cm" svg:y="6.607cm">
          <text:p text:style-name="P1">XMPP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586cm" svg:height="2.667cm" svg:x="7.091cm" svg:y="10.608cm">
          <text:p text:style-name="P1">jitsi-videobrid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9.382cm" svg:y1="7.604cm" svg:x2="12.303cm" svg:y2="4.302cm">
          <text:p/>
        </draw:line>
        <draw:line draw:style-name="gr3" draw:text-style-name="P1" draw:layer="layout" svg:x1="9.382cm" svg:y1="7.604cm" svg:x2="4.937cm" svg:y2="4.429cm">
          <text:p/>
        </draw:line>
        <draw:line draw:style-name="gr3" draw:text-style-name="P1" draw:layer="layout" svg:x1="9.282cm" svg:y1="6.842cm" svg:x2="9.282cm" svg:y2="4.302cm">
          <text:p/>
        </draw:line>
        <draw:line draw:style-name="gr3" draw:text-style-name="P1" draw:layer="layout" svg:x1="9.255cm" svg:y1="6.842cm" svg:x2="6.207cm" svg:y2="4.175cm">
          <text:p/>
        </draw:line>
        <draw:line draw:style-name="gr4" draw:text-style-name="P1" draw:layer="layout" svg:x1="10.906cm" svg:y1="9.255cm" svg:x2="10.906cm" svg:y2="10.652cm">
          <text:p/>
        </draw:line>
        <draw:line draw:style-name="gr5" draw:text-style-name="P1" draw:layer="layout" svg:x1="7.858cm" svg:y1="8.747cm" svg:x2="7.858cm" svg:y2="11.287cm">
          <text:p/>
        </draw:line>
        <draw:line draw:style-name="gr5" draw:text-style-name="P1" draw:layer="layout" svg:x1="7.858cm" svg:y1="8.747cm" svg:x2="4.175cm" svg:y2="4.302cm">
          <text:p/>
        </draw:line>
      </draw:page>
      <draw:page draw:name="page2" draw:style-name="dp1" draw:master-page-name="Default">
        <draw:custom-shape draw:style-name="gr1" draw:text-style-name="P2" draw:layer="layout" svg:width="3.81cm" svg:height="1.905cm" svg:x="3.032cm" svg:y="2.397cm">
          <text:p text:style-name="P1"><text:span text:style-name="T1">Alice</text:span></text:p>
          <text:p text:style-name="P1"><text:span text:style-name="T1">(focu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81cm" svg:height="1.905cm" svg:x="7.332cm" svg:y="2.398cm">
          <text:p text:style-name="P1"><text:span text:style-name="T1">Bob</text:span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81cm" svg:height="1.905cm" svg:x="11.632cm" svg:y="2.399cm">
          <text:p text:style-name="P1"><text:span text:style-name="T1">Carol</text:span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5.207cm" svg:height="2.667cm" svg:x="6.79cm" svg:y="6.607cm">
          <text:p text:style-name="P1"><text:span text:style-name="T1">XMPP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586cm" svg:height="2.667cm" svg:x="7.091cm" svg:y="10.608cm">
          <text:p text:style-name="P1"><text:span text:style-name="T1">jitsi-videobri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7.858cm" svg:y1="11.287cm" svg:x2="5.318cm" svg:y2="4.429cm">
          <text:p/>
        </draw:line>
        <draw:line draw:style-name="gr7" draw:text-style-name="P1" draw:layer="layout" svg:x1="9.382cm" svg:y1="11.16cm" svg:x2="9.382cm" svg:y2="4.556cm">
          <text:p/>
        </draw:line>
        <draw:line draw:style-name="gr7" draw:text-style-name="P1" draw:layer="layout" svg:x1="10.858cm" svg:y1="11.287cm" svg:x2="13.065cm" svg:y2="4.3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3T19:13:12.006423000</meta:creation-date>
    <dc:date>2014-06-09T11:42:25.066152000</dc:date>
    <meta:editing-duration>P3DT23H2M45S</meta:editing-duration>
    <meta:editing-cycles>4</meta:editing-cycles>
    <meta:generator>LibreOffice/4.2.4.2$MacOSX_x86 LibreOffice_project/63150712c6d317d27ce2db16eb94c2f3d7b699f8</meta:generator>
    <meta:document-statistic meta:object-count="20"/>
  </office:meta>
</office:document-meta>
</file>